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2ad" officeooo:paragraph-rsid="001f02ad"/>
    </style:style>
    <style:style style:name="P2" style:family="paragraph" style:parent-style-name="Standard">
      <style:text-properties officeooo:paragraph-rsid="001f02ad"/>
    </style:style>
    <style:style style:name="T1" style:family="text">
      <style:text-properties officeooo:rsid="001f0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VR内部服务与提供者</text:p>
      <text:p text:style-name="Standard"/>
      <text:p text:style-name="Standard">os ： Debian 7 “Wheezy”</text:p>
      <text:p text:style-name="Standard"/>
      <text:p text:style-name="Standard">网络服务<text:tab/><text:tab/><text:tab/><text:tab/><text:tab/>提供者</text:p>
      <text:p text:style-name="Standard">DNS，DHCP<text:tab/><text:tab/><text:tab/><text:tab/>Dnsmasq <text:s text:c="9"/><text:a xlink:type="simple" xlink:href="http://debugo.com/dnsmasq/">DNSmasq-配置</text:a></text:p>
      <text:p text:style-name="Standard"/>
      <text:p text:style-name="Standard">firewall，ACL，NAT<text:tab/><text:tab/><text:span text:style-name="T1">Iptables</text:span></text:p>
      <text:p text:style-name="P1"/>
      <text:p text:style-name="P1">load balancing<text:tab/><text:tab/><text:tab/><text:tab/>Haproxy</text:p>
      <text:p text:style-name="P1"/>
      <text:p text:style-name="P2"><text:span text:style-name="T1">VPN<text:tab/><text:tab/><text:tab/><text:tab/><text:tab/><text:tab/>OpenSwan <text:s text:c="9"/></text:span><text:a xlink:type="simple" xlink:href="http://blog.jameskyle.org/2012/07/configuring-openswan-ipsec-server/">Configuring OpenSwan IPSec Server - miscellaneous</text:a></text:p>
      <text:p text:style-name="P1"/>
      <text:p text:style-name="P1">user data，password<text:tab/><text:tab/><text:tab/>Apache HTTP server</text:p>
      <text:p text:style-name="P1"/>
      <text:p text:style-name="P2"><text:span text:style-name="T1">redundant virtual route <text:tab/><text:tab/>Keepalived<text:tab/><text:tab/></text:span><text:a xlink:type="simple" xlink:href="http://freeloda.blog.51cto.com/2033581/1280962">Linux 高可用（HA）集群之keepalived详解 - Share your knowledge … - 51CTO技术博客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10T14:21:41.904605214</meta:creation-date>
    <meta:generator>LibreOffice/4.2.8.2$Linux_X86_64 LibreOffice_project/420m0$Build-2</meta:generator>
    <dc:date>2015-12-10T17:26:26.378311467</dc:date>
    <dc:creator>clouder </dc:creator>
    <meta:editing-duration>PT2H58M36S</meta:editing-duration>
    <meta:editing-cycles>3</meta:editing-cycles>
    <meta:document-statistic meta:table-count="0" meta:image-count="0" meta:object-count="0" meta:page-count="1" meta:paragraph-count="9" meta:word-count="80" meta:character-count="352" meta:non-whitespace-character-count="280"/>
  </office:meta>
</office:document-meta>
</file>